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8d" officeooo:paragraph-rsid="0006f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1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4.576652363</meta:creation-date>
    <meta:generator>LibreOffice/6.4.4.2$Linux_X86_64 LibreOffice_project/40$Build-2</meta:generator>
    <dc:date>2021-10-18T12:32:58.931927952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1"/>
  </office:meta>
</office:document-meta>
</file>